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121f5" officeooo:paragraph-rsid="004121f5"/>
    </style:style>
    <style:style style:name="P2" style:family="paragraph" style:parent-style-name="Standard">
      <style:text-properties officeooo:rsid="0045b060" officeooo:paragraph-rsid="00551dac"/>
    </style:style>
    <style:style style:name="P3" style:family="paragraph" style:parent-style-name="Standard">
      <style:text-properties officeooo:rsid="0045b060" officeooo:paragraph-rsid="0067e55b"/>
    </style:style>
    <style:style style:name="P4" style:family="paragraph" style:parent-style-name="Standard">
      <style:text-properties officeooo:paragraph-rsid="00447e8e"/>
    </style:style>
    <style:style style:name="P5" style:family="paragraph" style:parent-style-name="Standard">
      <style:text-properties officeooo:rsid="00551dac" officeooo:paragraph-rsid="00551dac"/>
    </style:style>
    <style:style style:name="P6" style:family="paragraph" style:parent-style-name="Standard">
      <style:text-properties officeooo:rsid="005923db" officeooo:paragraph-rsid="005923db"/>
    </style:style>
    <style:style style:name="P7" style:family="paragraph" style:parent-style-name="Standard">
      <style:text-properties officeooo:rsid="004121f5" officeooo:paragraph-rsid="004121f5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41bf1"/>
    </style:style>
    <style:style style:name="T9" style:family="text">
      <style:text-properties officeooo:rsid="0024361b"/>
    </style:style>
    <style:style style:name="T10" style:family="text">
      <style:text-properties officeooo:rsid="00255055"/>
    </style:style>
    <style:style style:name="T11" style:family="text">
      <style:text-properties officeooo:rsid="00235dbf"/>
    </style:style>
    <style:style style:name="T12" style:family="text">
      <style:text-properties officeooo:rsid="002de0d8"/>
    </style:style>
    <style:style style:name="T13" style:family="text">
      <style:text-properties officeooo:rsid="002f44c9"/>
    </style:style>
    <style:style style:name="T14" style:family="text">
      <style:text-properties officeooo:rsid="0036c084"/>
    </style:style>
    <style:style style:name="T15" style:family="text">
      <style:text-properties officeooo:rsid="0036e377"/>
    </style:style>
    <style:style style:name="T16" style:family="text">
      <style:text-properties officeooo:rsid="0036f9a4"/>
    </style:style>
    <style:style style:name="T17" style:family="text">
      <style:text-properties officeooo:rsid="0037081c"/>
    </style:style>
    <style:style style:name="T18" style:family="text">
      <style:text-properties officeooo:rsid="003763cf"/>
    </style:style>
    <style:style style:name="T19" style:family="text">
      <style:text-properties officeooo:rsid="003b0cfa"/>
    </style:style>
    <style:style style:name="T20" style:family="text">
      <style:text-properties officeooo:rsid="003da9bb"/>
    </style:style>
    <style:style style:name="T21" style:family="text">
      <style:text-properties officeooo:rsid="003fbf05"/>
    </style:style>
    <style:style style:name="T22" style:family="text">
      <style:text-properties officeooo:rsid="004303fc"/>
    </style:style>
    <style:style style:name="T23" style:family="text">
      <style:text-properties officeooo:rsid="0045b060"/>
    </style:style>
    <style:style style:name="T24" style:family="text">
      <style:text-properties officeooo:rsid="00499f3b"/>
    </style:style>
    <style:style style:name="T25" style:family="text">
      <style:text-properties officeooo:rsid="004a83d6"/>
    </style:style>
    <style:style style:name="T26" style:family="text">
      <style:text-properties officeooo:rsid="004c8025"/>
    </style:style>
    <style:style style:name="T27" style:family="text">
      <style:text-properties officeooo:rsid="004cd7f1"/>
    </style:style>
    <style:style style:name="T28" style:family="text">
      <style:text-properties officeooo:rsid="004d8fd6"/>
    </style:style>
    <style:style style:name="T29" style:family="text">
      <style:text-properties officeooo:rsid="004ed400"/>
    </style:style>
    <style:style style:name="T30" style:family="text">
      <style:text-properties officeooo:rsid="005079f8"/>
    </style:style>
    <style:style style:name="T31" style:family="text">
      <style:text-properties officeooo:rsid="0053785b"/>
    </style:style>
    <style:style style:name="T32" style:family="text">
      <style:text-properties officeooo:rsid="00447e8e"/>
    </style:style>
    <style:style style:name="T33" style:family="text">
      <style:text-properties officeooo:rsid="00551dac"/>
    </style:style>
    <style:style style:name="T34" style:family="text">
      <style:text-properties officeooo:rsid="0058caef"/>
    </style:style>
    <style:style style:name="T35" style:family="text">
      <style:text-properties officeooo:rsid="005923db"/>
    </style:style>
    <style:style style:name="T36" style:family="text">
      <style:text-properties officeooo:rsid="005a3f03"/>
    </style:style>
    <style:style style:name="T37" style:family="text">
      <style:text-properties officeooo:rsid="005b4fbd"/>
    </style:style>
    <style:style style:name="T38" style:family="text">
      <style:text-properties officeooo:rsid="005c7420"/>
    </style:style>
    <style:style style:name="T39" style:family="text">
      <style:text-properties officeooo:rsid="005ca9b1"/>
    </style:style>
    <style:style style:name="T40" style:family="text">
      <style:text-properties officeooo:rsid="005d08bb"/>
    </style:style>
    <style:style style:name="T41" style:family="text">
      <style:text-properties officeooo:rsid="006479ab"/>
    </style:style>
    <style:style style:name="T42" style:family="text">
      <style:text-properties officeooo:rsid="0064f20c"/>
    </style:style>
    <style:style style:name="T43" style:family="text">
      <style:text-properties officeooo:rsid="0067e55b"/>
    </style:style>
    <style:style style:name="T44" style:family="text">
      <style:text-properties officeooo:rsid="006947dd"/>
    </style:style>
    <style:style style:name="T45" style:family="text">
      <style:text-properties officeooo:rsid="00694cd4"/>
    </style:style>
    <style:style style:name="T46" style:family="text">
      <style:text-properties officeooo:rsid="006a97cd"/>
    </style:style>
    <style:style style:name="T47" style:family="text">
      <style:text-properties officeooo:rsid="006c4f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3">В</text:span><text:span text:style-name="T32">едение</text:span></text:p>
      <text:p text:style-name="P1"><text:span text:style-name="T44">Устали от политики как формы искусства. </text:span><text:span text:style-name="T42">Вы стартапер, но в</text:span>ам надоело посещать вебинары про 10 шагов к подготовке презентации, привлекающей инвестиции? Вы не хотите знать почем проездной до сколково<text:span text:style-name="T37">(2:13)</text:span> и кто такой чубайс и чемезов? Тогда вам поможет <text:span text:style-name="T22">опенсурс.</text:span> Все что нужно для использования линукса это так называемая открытость к инновациям. То есть <text:span text:style-name="T23">всего лишь</text:span> нужно не морщиться и не пугаться при виде страниц со ссылкой скачать и надписями вроде linux, gpl, apache, <text:span text:style-name="T22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а систему вовсе.</text:span></text:p>
      <text:p text:style-name="P1"/>
      <text:p text:style-name="P3"><text:span text:style-name="T40">Инновации.</text:span><text:span text:style-name="T34"> Я ещё из старого поколения, поэтому для меня </text:span><text:span text:style-name="T40">до сих пор</text:span><text:span text:style-name="T34"> новинк</text:span><text:span text:style-name="T39">а</text:span><text:span text:style-name="T34"> в науке и технике </text:span><text:span text:style-name="T39">это</text:span><text:span text:style-name="T34"> комп, а комп </text:span><text:span text:style-name="T38">для меня</text:span><text:span text:style-name="T34"> это </text:span><text:span text:style-name="T35">такая штука в которую играть можно</text:span><text:span text:style-name="T34">. Поэтому в этом видео будем фигачить геймпад. Хотелось бы оптическую мышь, но на такое меня</text:span><text:span text:style-name="T24"> не хватит, там внутри матрица и специализированный процессор, сравнивающий снимки, и получающий по ним информацию о перемещении.</text:span><text:span text:style-name="T25"> Итак, с процессором </text:span><text:span text:style-name="T36">у меня</text:span><text:span text:style-name="T25"> все понятно, </text:span><text:span text:style-name="T30">корпус </text:span><text:span text:style-name="T31">нашелся в куче хлама</text:span><text:span text:style-name="T30"> на пушкина. Т</text:span><text:span text:style-name="T25">еперь </text:span><text:span text:style-name="T27">нужен тулчейн, </text:span><text:span text:style-name="T43">gcc, как ни странно, под эти контроллеры есть. </text:span><text:span text:style-name="T44">Теперь нужно написать все остальное, просто так не разберешься, нужна документация. </text:span><text:span text:style-name="T45">Опять интернеты, заходим на форум. </text:span><text:span text:style-name="T26">Но немножко не тот на котором вам скажут что то вроде кг/ам ИМХО, ПНХ. А </text:span><text:span text:style-name="T27">USB</text:span><text:span text:style-name="T26"> форум, </text:span><text:span text:style-name="T28">сформированный</text:span><text:span text:style-name="T26"> компани</text:span><text:span text:style-name="T28">ями,</text:span><text:span text:style-name="T26"> таки</text:span><text:span text:style-name="T28">ми</text:span><text:span text:style-name="T26"> как HP или Intel. </text:span><text:span text:style-name="T28">У них получаем стандарт с обычной белой обложкой, и ни какую не </text:span><text:span text:style-name="T40">красную</text:span><text:span text:style-name="T28"> книгу как в случае со стандартом на компакт диски. Там и узнаем о всех особенностях этой технологии, имеющей целых четыре уровня абстракции.</text:span><text:span text:style-name="T8"> </text:span><text:span text:style-name="T9">И именно такая сложная модель и дает возможность</text:span><text:span text:style-name="T8"> подключить в хаб еще один хаб, а в него уже мышкоклавиатуру и клавиатуру с мышкой. И </text:span><text:span text:style-name="T9">после </text:span><text:span text:style-name="T8">компьютер как ни в чем не бывало распознает их как четыре разных устройства. </text:span><text:span text:style-name="T9">При чем без разницы, какая операционка стоит на этом компьютере, </text:span><text:span text:style-name="T12">и компьютер ли это вообще,</text:span><text:span text:style-name="T9"> </text:span><text:span text:style-name="T18">остается надеется что</text:span><text:span text:style-name="T9"> программисты </text:span><text:span text:style-name="T12">по ту сторону </text:span><text:span text:style-name="T15">порта</text:span><text:span text:style-name="T9"> </text:span><text:span text:style-name="T10">читали ровно ту же PDF что и </text:span><text:span text:style-name="T18">я</text:span><text:span text:style-name="T9">. </text:span><text:span text:style-name="T11">В этом и есть сила стандартов.</text:span><text:span text:style-name="T9"> При этом сам USB </text:span><text:span text:style-name="T10">является</text:span><text:span text:style-name="T9"> еще одн</text:span><text:span text:style-name="T10">ой</text:span><text:span text:style-name="T9"> абстракци</text:span><text:span text:style-name="T10">ей</text:span><text:span text:style-name="T9">, </text:span><text:span text:style-name="T10">реализовав которую, </text:span><text:span text:style-name="T18">про нее уже можно и забыть</text:span><text:span text:style-name="T10">. </text:span><text:span text:style-name="T28">По</text:span><text:span text:style-name="T41">э</text:span><text:span text:style-name="T28">т</text:span><text:span text:style-name="T41">о</text:span><text:span text:style-name="T28">му, как </text:span><text:span text:style-name="T16">дела, со стандартной реализацией обстоят </text:span><text:span text:style-name="T17">так же,</text:span><text:span text:style-name="T16"> стандартно</text:span><text:span text:style-name="T2">, </text:span><text:span text:style-name="T14">дескриптор</text:span><text:span text:style-name="T16">ы</text:span><text:span text:style-name="T14">, ендпоинты, </text:span><text:span text:style-name="T16">реквесты</text:span><text:span text:style-name="T2">.</text:span><text:span text:style-name="T10"> </text:span><text:span text:style-name="T28">Основная работа такого устройства заключается вот в этой функции, вызывающей вот эту функцию. </text:span><text:span text:style-name="T29">А для пользователя так и вообще все заканчивается на подключи мой код, вызови init и радуйся. </text:span><text:span text:style-name="T1">Оно и не удивительно, ведь зачастую такие задачи могут решаться и просто логикой, </text:span><text:span text:style-name="T20">например </text:span><text:span text:style-name="T13">тот же openOCD JTAG, который любили запускать через микро</text:span><text:span text:style-name="T19">cхему</text:span><text:span text:style-name="T12"> FTDI</text:span><text:span text:style-name="T1">. </text:span><text:span text:style-name="T14">Вот так выглядит плата, не </text:span><text:span text:style-name="T21">очень то и</text:span><text:span text:style-name="T14"> компактно, но для способа изготовления на коленке это предел.</text:span><text:span text:style-name="T1"> </text:span></text:p>
      <text:p text:style-name="P5">Заключение</text:p>
      <text:p text:style-name="P2"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</text:span><text:span text:style-name="T46">вино на экране, отвертка в кармане, декаданс, </text:span><text:span text:style-name="T47">лады</text:span><text:span text:style-name="T46"> нету в NFS, была только маруся</text:span><text:span text:style-name="T7">.</text:span><text:span text:style-name="T2"> </text:span><text:span text:style-name="T4">Что? Вы назвали меня диванным экспертом? </text:span><text:span text:style-name="T16">Тогда поищем лаурель, рулить теперь удобнее и меня это радует. </text:span></text:p>
      <text:p text:style-name="P6"/>
      <text:p text:style-name="P6">P.S. и хватит дизлайков, с чего вы вообще решили что в трехминутном видео про то как смазывать долбаный подшипник. Вам будет излагать человек в здравом уме и добром здрав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8-26T22:08:54.710073891</dc:date>
    <meta:editing-duration>P1DT6H32M42S</meta:editing-duration>
    <meta:editing-cycles>62</meta:editing-cycles>
    <meta:generator>LibreOffice/7.1.5.2$Linux_X86_64 LibreOffice_project/10$Build-2</meta:generator>
    <meta:document-statistic meta:table-count="0" meta:image-count="0" meta:object-count="0" meta:page-count="1" meta:paragraph-count="6" meta:word-count="526" meta:character-count="3311" meta:non-whitespace-character-count="2789"/>
  </office:meta>
</office:document-meta>
</file>